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0208333333333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4375cm"/>
    </style:style>
    <style:style style:name="co5" style:family="table-column">
      <style:table-column-properties fo:break-before="auto" style:column-width="4.1275cm"/>
    </style:style>
    <style:style style:name="co6" style:family="table-column">
      <style:table-column-properties fo:break-before="auto" style:column-width="3.67770833333333cm"/>
    </style:style>
    <style:style style:name="co7" style:family="table-column">
      <style:table-column-properties fo:break-before="auto" style:column-width="9.36625cm"/>
    </style:style>
    <style:style style:name="co8" style:family="table-column">
      <style:table-column-properties fo:break-before="auto" style:column-width="11.0066666666667cm"/>
    </style:style>
    <style:style style:name="co9" style:family="table-column">
      <style:table-column-properties fo:break-before="auto" style:column-width="0.714375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8708333333333cm"/>
    </style:style>
    <style:style style:name="co13" style:family="table-column">
      <style:table-column-properties fo:break-before="auto" style:column-width="3.12208333333333cm"/>
    </style:style>
    <style:style style:name="co14" style:family="table-column">
      <style:table-column-properties fo:break-before="auto" style:column-width="1.85208333333333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3.5pt" style:use-optimal-row-height="true" fo:break-before="auto"/>
    </style:style>
    <style:style style:name="ro3" style:family="table-row">
      <style:table-row-properties style:row-height="13.9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3.75pt" style:use-optimal-row-height="true" fo:break-before="auto"/>
    </style:style>
    <style:style style:name="ro6" style:family="table-row">
      <style:table-row-properties style:row-height="22.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25.5pt" style:use-optimal-row-height="true" fo:break-before="auto"/>
    </style:style>
    <style:style style:name="ro9" style:family="table-row">
      <style:table-row-properties style:row-height="38.25pt" style:use-optimal-row-height="true" fo:break-before="auto"/>
    </style:style>
    <style:style style:name="ro10" style:family="table-row">
      <style:table-row-properties style:row-height="12.75pt" style:use-optimal-row-height="true" fo:break-before="auto"/>
    </style:style>
    <style:style style:name="ro11" style:family="table-row">
      <style:table-row-properties style:row-height="56.25pt" style:use-optimal-row-height="true" fo:break-before="auto"/>
    </style:style>
    <style:style style:name="ro12" style:family="table-row">
      <style:table-row-properties style:row-height="51pt" style:use-optimal-row-height="true" fo:break-before="auto"/>
    </style:style>
    <style:style style:name="ro13" style:family="table-row">
      <style:table-row-properties style:row-height="33.75pt" style:use-optimal-row-height="false" fo:break-before="auto"/>
    </style:style>
    <style:style style:name="ro14" style:family="table-row">
      <style:table-row-properties style:row-height="14.45pt" style:use-optimal-row-height="false" fo:break-before="auto"/>
    </style:style>
    <style:style style:name="ro15" style:family="table-row">
      <style:table-row-properties style:row-height="14.25pt" style:use-optimal-row-height="true" fo:break-before="auto"/>
    </style:style>
    <style:style style:name="ro16"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5"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7"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7"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8"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9"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4"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6"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4"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10"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4"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4"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5"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4"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875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6"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4"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4"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4"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4"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4"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4"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5"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4"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4"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4"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4"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4"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4"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4"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4"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4"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4"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6"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4"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4"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4"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4"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4"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4"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4"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4"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4"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4"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4"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4"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6"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10"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4"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4"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4"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4"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4"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4"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4"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4"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4"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4"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4"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4"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4"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4"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4"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4"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4"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4"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4"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4"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4"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4"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4"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4"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4"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4"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4"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4"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4"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4"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4"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4"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4"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4"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4"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4"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4"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10"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4"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4"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4"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4"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4"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4"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4"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4"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4"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4"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4"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4"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4"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4"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4"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4"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4"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4"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4"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4"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4"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11"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4"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4"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4"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10"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4"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4"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4"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4"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4"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4"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4"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6"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4"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4"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4"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4"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4"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4"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4"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4"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4"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4"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4"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4"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4"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4"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4"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4"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4"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4"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4"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4"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4"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6"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4"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5"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4"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4"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4"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4"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6"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4"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4"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6"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4"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4"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4"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4"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4"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4"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4"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4"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4"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4"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4"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4"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4"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4"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4"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4"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4"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4"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4"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4"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4"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6"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6"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4"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6"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4"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4"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4"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10"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4"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4"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10"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4"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4"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4"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4"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4"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4"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4"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4"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4"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10"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4"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4"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4"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4"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10"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4"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4"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4"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2"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4"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4"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6"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4"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3"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4"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4"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4"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4"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4"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4"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4"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4"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6"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4"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4"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4"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4"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4"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4"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4"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4"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4"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4"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4"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4"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6"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4"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4"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10"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4"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4"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4"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4"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4"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4"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4"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4"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4"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10"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4"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4"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4"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4"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4"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4"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4"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4"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4"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6"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4"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4"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4"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4"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1"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4"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4"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4"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4"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4"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4"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4"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4"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4"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10"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4"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4"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4"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4"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4"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4"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10"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4"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4"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4"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4"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4"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10"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4"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4"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4"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4"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4"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4"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4"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4"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4"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4"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4"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4"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4"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10"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10"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4"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4"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4"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10"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6"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4"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4"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4"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4"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4"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10"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9"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10"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4"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4"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4"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4"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10"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4"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4"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4"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10"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4"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4"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4"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6"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4"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4"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4"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10"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4"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4"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10"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4"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4"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4"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4"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4"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4"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4"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4"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4"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4"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10"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10"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4"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4"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10"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4"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4"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4"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4"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4"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10"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4"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4"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6"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4"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4"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4"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10"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4"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4"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4"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4"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4"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4"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4"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4"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4"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10"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4"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4"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10"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4"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4"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4"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4"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4"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4"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4"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10"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4"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4"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0"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4"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4"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10"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4"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0"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0"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4"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4"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4"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4"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10"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4"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4"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4"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4"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4"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4"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10"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4"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4"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4"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4"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4"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10"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4"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4"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4"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4"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4"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4"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4"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4"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4"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10"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10"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10"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4"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6"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4"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4"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4"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4"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4"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4"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10"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4"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4"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4"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4"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4"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4"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4"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4"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4"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4"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4"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4"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4"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4"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4"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4"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4"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4"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4"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4"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4"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4"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4"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4"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4"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4"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4"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4"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4"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4"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4"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4"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4"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4"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4"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4"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4"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4"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4"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4"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4"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4"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4"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4"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4"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4"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4"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4"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4"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4"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4"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4"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4"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4"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4"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4"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4"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4"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4"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4"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4"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4"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4"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4"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4"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4"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4"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4"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4"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4"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4"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4"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4"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4"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4"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4"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4"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4"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4"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4"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4"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4"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4"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4"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4"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4"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4"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4"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4"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4"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4"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4"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4"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4"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4"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4"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4"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4"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4"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4"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4"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4"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4"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4"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4"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4"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4"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4"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4"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4"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4"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4"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4"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4"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4"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4"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4"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4"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4"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4"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4"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4"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4"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4"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4"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4"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4"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4"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4"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4"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4"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4"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4"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4"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4"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4"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4"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4"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4"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4"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4"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4"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4"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4"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4"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4"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4"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4"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4"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4"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4"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4"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875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4"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4"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4"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4"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4"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4"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4"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4"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4"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4"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4"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4"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4"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4"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4"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4"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4"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4"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4"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4"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4"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4"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4"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4"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4"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4"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4"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4"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4"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4"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4"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4"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4"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4"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4"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4"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4"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4"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4"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4"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4"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4"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4"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4"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4"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4"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4"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4"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4"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4"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4"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875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4"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4"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4"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4"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4"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4"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4"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4"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4"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4"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4"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4"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4"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4"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4"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4"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4"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4"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4"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4"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4"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4"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4"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4"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4"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4"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4"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4"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4"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4"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4"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4">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office:value-type="string" table:style-name="ce38">
            <text:p>HAS fto</text:p>
          </table:table-cell>
          <table:table-cell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4"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4"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4"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4"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4"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4"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4"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4"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4"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88]" table:style-name="ce17">
            <text:p>933</text:p>
          </table:table-cell>
          <table:table-cell office:value-type="float" office:value="7.75" table:formula="of:=COM.MICROSOFT.CEILING([.C2789];0.25)" table:style-name="ce19">
            <text:p>7.750</text:p>
          </table:table-cell>
          <table:table-cell office:value-type="float" office:value="7.5408333332743496" table:formula="of:=SUM([.D2789:.D2810])" table:style-name="ce4">
            <text:p>7.541</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office:value-type="string" table:style-name="ce38">
            <text:p>HAS fto</text:p>
          </table:table-cell>
          <table:table-cell table:style-name="ce14"/>
          <table:table-cell table:style-name="ce13"/>
          <table:table-cell table:style-name="ce15"/>
          <table:table-cell table:number-columns-repeated="16375" table:style-name="ce1"/>
        </table:table-row>
        <table:table-row table:style-name="ro14">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4">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4">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4">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4">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4">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4">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4">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4">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4">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4">
          <table:table-cell office:value-type="float" office:value="933" table:formula="of:=[.A2800]" table:style-name="ce17">
            <text:p>933</text:p>
          </table:table-cell>
          <table:table-cell table:style-name="ce19"/>
          <table:table-cell table:style-name="ce4"/>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4">
          <table:table-cell office:value-type="float" office:value="933" table:formula="of:=[.A2801]" table:style-name="ce17">
            <text:p>933</text:p>
          </table:table-cell>
          <table:table-cell table:style-name="ce19"/>
          <table:table-cell table:style-name="ce4"/>
          <table:table-cell office:value-type="float" office:value="0.51111111114732921" table:formula="of:=IF(AND([.F2802] &lt;&gt; &quot;&quot;;[.G2802] &lt;&gt; &quot;&quot;);([.G2802]-[.F2802])*24;&quot;---&quot;)" table:style-name="ce4">
            <text:p>0.5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13:01" table:style-name="ce14">
            <text:p>9/16/25 05:13 PM</text:p>
          </table:table-cell>
          <table:table-cell office:value-type="string" table:style-name="ce20">
            <text:p>taking AI training</text:p>
          </table:table-cell>
          <table:table-cell table:style-name="ce18"/>
          <table:table-cell table:number-columns-repeated="16375" table:style-name="ce1"/>
        </table:table-row>
        <table:table-row table:style-name="ro14">
          <table:table-cell office:value-type="float" office:value="933" table:formula="of:=[.A2802]" table:style-name="ce17">
            <text:p>933</text:p>
          </table:table-cell>
          <table:table-cell table:style-name="ce19"/>
          <table:table-cell table:style-name="ce4"/>
          <table:table-cell office:value-type="float" office:value="0.71083333343267441" table:formula="of:=IF(AND([.F2803] &lt;&gt; &quot;&quot;;[.G2803] &lt;&gt; &quot;&quot;);([.G2803]-[.F2803])*24;&quot;---&quot;)" table:style-name="ce4">
            <text:p>0.711</text:p>
          </table:table-cell>
          <table:table-cell office:value-type="string" table:style-name="ce20">
            <text:p>rebuildling zdir</text:p>
          </table:table-cell>
          <table:table-cell office:value-type="date" office:date-value="2025-09-16T17:13:01" table:style-name="ce14">
            <text:p>9/16/25 05:13 PM</text:p>
          </table:table-cell>
          <table:table-cell office:value-type="date" office:date-value="2025-09-16T17:55:40" table:style-name="ce14">
            <text:p>9/16/25 05:55 PM</text:p>
          </table:table-cell>
          <table:table-cell table:style-name="ce20"/>
          <table:table-cell table:style-name="ce18"/>
          <table:table-cell table:number-columns-repeated="16375" table:style-name="ce1"/>
        </table:table-row>
        <table:table-row table:style-name="ro14">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09]" table:style-name="ce17">
            <text:p>933</text:p>
          </table:table-cell>
          <table:table-cell table:style-name="ce19"/>
          <table:table-cell table:style-name="ce4"/>
          <table:table-cell office:value-type="string" office:string-value="---" table:formula="of:=IF(AND([.F2810] &lt;&gt; &quot;&quot;;[.G2810] &lt;&gt; &quot;&quot;);([.G2810]-[.F281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10]" table:style-name="ce17">
            <text:p>933</text:p>
          </table:table-cell>
          <table:table-cell office:value-type="float" office:value="3" table:formula="of:=COM.MICROSOFT.CEILING([.C2811];0.25)" table:style-name="ce19">
            <text:p>3.000</text:p>
          </table:table-cell>
          <table:table-cell office:value-type="float" office:value="2.8577777777099982" table:formula="of:=SUM([.D2811:.D2830])" table:style-name="ce4">
            <text:p>2.858</text:p>
          </table:table-cell>
          <table:table-cell office:value-type="string" office:string-value="---" table:formula="of:=IF(AND([.F2811] &lt;&gt; &quot;&quot;;[.G2811] &lt;&gt; &quot;&quot;);([.G2811]-[.F2811])*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11]" table:style-name="ce17">
            <text:p>933</text:p>
          </table:table-cell>
          <table:table-cell table:style-name="ce19"/>
          <table:table-cell table:style-name="ce4"/>
          <table:table-cell office:value-type="float" office:value="0.30249999999068677" table:formula="of:=IF(AND([.F2812] &lt;&gt; &quot;&quot;;[.G2812] &lt;&gt; &quot;&quot;);([.G2812]-[.F2812])*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text:p>
          </table:table-cell>
          <table:table-cell table:style-name="ce23"/>
          <table:table-cell table:number-columns-repeated="16375" table:style-name="ce1"/>
        </table:table-row>
        <table:table-row table:style-name="ro14">
          <table:table-cell office:value-type="float" office:value="933" table:formula="of:=[.A2812]" table:style-name="ce17">
            <text:p>933</text:p>
          </table:table-cell>
          <table:table-cell table:style-name="ce19"/>
          <table:table-cell table:style-name="ce4"/>
          <table:table-cell office:value-type="float" office:value="0.28083333332324401" table:formula="of:=IF(AND([.F2813] &lt;&gt; &quot;&quot;;[.G2813] &lt;&gt; &quot;&quot;);([.G2813]-[.F2813])*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table-cell office:value-type="float" office:value="933" table:formula="of:=[.A2813]" table:style-name="ce17">
            <text:p>933</text:p>
          </table:table-cell>
          <table:table-cell table:style-name="ce19"/>
          <table:table-cell table:style-name="ce4"/>
          <table:table-cell office:value-type="float" office:value="0.5166666666045785" table:formula="of:=IF(AND([.F2814] &lt;&gt; &quot;&quot;;[.G2814] &lt;&gt; &quot;&quot;);([.G2814]-[.F2814])*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4]" table:style-name="ce17">
            <text:p>933</text:p>
          </table:table-cell>
          <table:table-cell table:style-name="ce19"/>
          <table:table-cell table:style-name="ce4"/>
          <table:table-cell office:value-type="float" office:value="1.0186111110378988" table:formula="of:=IF(AND([.F2815] &lt;&gt; &quot;&quot;;[.G2815] &lt;&gt; &quot;&quot;);([.G2815]-[.F2815])*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4">
          <table:table-cell office:value-type="float" office:value="933" table:formula="of:=[.A2815]" table:style-name="ce17">
            <text:p>933</text:p>
          </table:table-cell>
          <table:table-cell table:style-name="ce19"/>
          <table:table-cell table:style-name="ce4"/>
          <table:table-cell office:value-type="float" office:value="0.73916666675359011" table:formula="of:=IF(AND([.F2816] &lt;&gt; &quot;&quot;;[.G2816] &lt;&gt; &quot;&quot;);([.G2816]-[.F2816])*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text:p>
          </table:table-cell>
          <table:table-cell table:style-name="ce23"/>
          <table:table-cell table:number-columns-repeated="16375" table:style-name="ce1"/>
        </table:table-row>
        <table:table-row table:style-name="ro14">
          <table:table-cell office:value-type="float" office:value="933" table:formula="of:=[.A2816]" table:style-name="ce17">
            <text:p>933</text:p>
          </table:table-cell>
          <table:table-cell office:value-type="string" table:style-name="ce19">
            <text:p>330-415</text:p>
          </table:table-cell>
          <table:table-cell table:style-name="ce4"/>
          <table:table-cell office:value-type="string" office:string-value="---" table:formula="of:=IF(AND([.F2817] &lt;&gt; &quot;&quot;;[.G2817] &lt;&gt; &quot;&quot;);([.G2817]-[.F2817])*24;&quot;---&quot;)" table:style-name="ce4">
            <text:p>---</text:p>
          </table:table-cell>
          <table:table-cell office:value-type="string" table:style-name="ce25">
            <text:p>Git training</text:p>
          </table:table-cell>
          <table:table-cell office:value-type="date" office:date-value="2025-09-17T11:46:28" table:style-name="ce14">
            <text:p>9/17/25 11:46 AM</text:p>
          </table:table-cell>
          <table:table-cell table:style-name="ce14"/>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7]" table:style-name="ce17">
            <text:p>933</text:p>
          </table:table-cell>
          <table:table-cell table:style-name="ce21"/>
          <table:table-cell table:style-name="ce4"/>
          <table:table-cell office:value-type="string" office:string-value="---" table:formula="of:=IF(AND([.F2818] &lt;&gt; &quot;&quot;;[.G2818] &lt;&gt; &quot;&quot;);([.G2818]-[.F2818])*24;&quot;---&quot;)" table:style-name="ce4">
            <text:p>---</text:p>
          </table:table-cell>
          <table:table-cell table:style-name="ce25"/>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18]" table:style-name="ce17">
            <text:p>933</text:p>
          </table:table-cell>
          <table:table-cell table:style-name="ce19"/>
          <table:table-cell table:style-name="ce4"/>
          <table:table-cell office:value-type="string" office:string-value="---" table:formula="of:=IF(AND([.F2819] &lt;&gt; &quot;&quot;;[.G2819] &lt;&gt; &quot;&quot;);([.G2819]-[.F281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19]" table:style-name="ce17">
            <text:p>933</text:p>
          </table:table-cell>
          <table:table-cell table:style-name="ce19"/>
          <table:table-cell table:style-name="ce4"/>
          <table:table-cell office:value-type="string" office:string-value="---" table:formula="of:=IF(AND([.F2820] &lt;&gt; &quot;&quot;;[.G2820] &lt;&gt; &quot;&quot;);([.G2820]-[.F2820])*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table-cell office:value-type="float" office:value="933" table:formula="of:=[.A2820]" table:style-name="ce17">
            <text:p>933</text:p>
          </table:table-cell>
          <table:table-cell table:style-name="ce19"/>
          <table:table-cell table:style-name="ce4"/>
          <table:table-cell office:value-type="string" office:string-value="---" table:formula="of:=IF(AND([.F2821] &lt;&gt; &quot;&quot;;[.G2821] &lt;&gt; &quot;&quot;);([.G2821]-[.F282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1]" table:style-name="ce17">
            <text:p>933</text:p>
          </table:table-cell>
          <table:table-cell table:style-name="ce19"/>
          <table:table-cell table:style-name="ce4"/>
          <table:table-cell office:value-type="string" office:string-value="---" table:formula="of:=IF(AND([.F2822] &lt;&gt; &quot;&quot;;[.G2822] &lt;&gt; &quot;&quot;);([.G2822]-[.F28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9]" table:style-name="ce17">
            <text:p>933</text:p>
          </table:table-cell>
          <table:table-cell table:style-name="ce19"/>
          <table:table-cell table:style-name="ce4"/>
          <table:table-cell office:value-type="string" office:string-value="---" table:formula="of:=IF(AND([.F2830] &lt;&gt; &quot;&quot;;[.G2830] &lt;&gt; &quot;&quot;);([.G2830]-[.F28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0]" table:style-name="ce17">
            <text:p>933</text:p>
          </table:table-cell>
          <table:table-cell office:value-type="float" office:value="0" table:formula="of:=COM.MICROSOFT.CEILING([.C2831];0.25)" table:style-name="ce19">
            <text:p>0.000</text:p>
          </table:table-cell>
          <table:table-cell office:value-type="float" office:value="0" table:formula="of:=SUM([.D2831:.D2849])" table:style-name="ce4">
            <text:p>0.000</text:p>
          </table:table-cell>
          <table:table-cell office:value-type="string" office:string-value="---" table:formula="of:=IF(AND([.F2831] &lt;&gt; &quot;&quot;;[.G2831] &lt;&gt; &quot;&quot;);([.G2831]-[.F2831])*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1]" table:style-name="ce17">
            <text:p>933</text:p>
          </table:table-cell>
          <table:table-cell table:style-name="ce19"/>
          <table:table-cell office:value-type="string" table:style-name="ce4">
            <text:p>BILLED</text:p>
          </table:table-cell>
          <table:table-cell office:value-type="string" office:string-value="---" table:formula="of:=IF(AND([.F2832] &lt;&gt; &quot;&quot;;[.G2832] &lt;&gt; &quot;&quot;);([.G2832]-[.F28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2]" table:style-name="ce17">
            <text:p>933</text:p>
          </table:table-cell>
          <table:table-cell table:style-name="ce19"/>
          <table:table-cell office:value-type="string" table:style-name="ce4">
            <text:p>BILLED</text:p>
          </table:table-cell>
          <table:table-cell office:value-type="string" office:string-value="---" table:formula="of:=IF(AND([.F2833] &lt;&gt; &quot;&quot;;[.G2833] &lt;&gt; &quot;&quot;);([.G2833]-[.F2833])*24;&quot;---&quot;)" table:style-name="ce4">
            <text:p>---</text:p>
          </table:table-cell>
          <table:table-cell table:style-name="ce13"/>
          <table:table-cell table:number-columns-repeated="2" table:style-name="ce14"/>
          <table:table-cell table:style-name="ce1"/>
          <table:table-cell table:style-name="ce18"/>
          <table:table-cell table:number-columns-repeated="16375" table:style-name="ce1"/>
        </table:table-row>
        <table:table-row table:style-name="ro14">
          <table:table-cell office:value-type="float" office:value="933" table:formula="of:=[.A2833]" table:style-name="ce17">
            <text:p>933</text:p>
          </table:table-cell>
          <table:table-cell table:style-name="ce19"/>
          <table:table-cell office:value-type="string" table:style-name="ce4">
            <text:p>BILLED</text:p>
          </table:table-cell>
          <table:table-cell office:value-type="string" office:string-value="---" table:formula="of:=IF(AND([.F2834] &lt;&gt; &quot;&quot;;[.G2834] &lt;&gt; &quot;&quot;);([.G2834]-[.F283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4]" table:style-name="ce17">
            <text:p>933</text:p>
          </table:table-cell>
          <table:table-cell table:style-name="ce19"/>
          <table:table-cell office:value-type="string" table:style-name="ce4">
            <text:p>BILLED</text:p>
          </table:table-cell>
          <table:table-cell office:value-type="string" office:string-value="---" table:formula="of:=IF(AND([.F2835] &lt;&gt; &quot;&quot;;[.G2835] &lt;&gt; &quot;&quot;);([.G2835]-[.F283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35]" table:style-name="ce17">
            <text:p>933</text:p>
          </table:table-cell>
          <table:table-cell table:style-name="ce19"/>
          <table:table-cell office:value-type="string" table:style-name="ce4">
            <text:p>BILLED</text:p>
          </table:table-cell>
          <table:table-cell office:value-type="string" office:string-value="---" table:formula="of:=IF(AND([.F2836] &lt;&gt; &quot;&quot;;[.G2836] &lt;&gt; &quot;&quot;);([.G2836]-[.F28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6]" table:style-name="ce17">
            <text:p>933</text:p>
          </table:table-cell>
          <table:table-cell table:style-name="ce19"/>
          <table:table-cell office:value-type="string" table:style-name="ce4">
            <text:p>BILLED</text:p>
          </table:table-cell>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7]" table:style-name="ce17">
            <text:p>933</text:p>
          </table:table-cell>
          <table:table-cell table:style-name="ce11"/>
          <table:table-cell office:value-type="string" table:style-name="ce4">
            <text:p>BILLED</text:p>
          </table:table-cell>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38]" table:style-name="ce17">
            <text:p>933</text:p>
          </table:table-cell>
          <table:table-cell table:style-name="ce29"/>
          <table:table-cell office:value-type="string" table:style-name="ce4">
            <text:p>BILLED</text:p>
          </table:table-cell>
          <table:table-cell office:value-type="string" office:string-value="---" table:formula="of:=IF(AND([.F2839] &lt;&gt; &quot;&quot;;[.G2839] &lt;&gt; &quot;&quot;);([.G2839]-[.F283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9]" table:style-name="ce17">
            <text:p>933</text:p>
          </table:table-cell>
          <table:table-cell table:style-name="ce19"/>
          <table:table-cell office:value-type="string" table:style-name="ce4">
            <text:p>BILLED</text:p>
          </table:table-cell>
          <table:table-cell office:value-type="string" office:string-value="---" table:formula="of:=IF(AND([.F2840] &lt;&gt; &quot;&quot;;[.G2840] &lt;&gt; &quot;&quot;);([.G2840]-[.F2840])*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4">
          <table:table-cell office:value-type="float" office:value="933" table:formula="of:=[.A2840]" table:style-name="ce17">
            <text:p>933</text:p>
          </table:table-cell>
          <table:table-cell office:value-type="string" table:style-name="ce4">
            <text:p>329-350</text:p>
          </table:table-cell>
          <table:table-cell office:value-type="string" table:style-name="ce4">
            <text:p>BILLED</text:p>
          </table:table-cell>
          <table:table-cell office:value-type="string" office:string-value="---" table:formula="of:=IF(AND([.F2841] &lt;&gt; &quot;&quot;;[.G2841] &lt;&gt; &quot;&quot;);([.G2841]-[.F284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1]" table:style-name="ce17">
            <text:p>933</text:p>
          </table:table-cell>
          <table:table-cell table:style-name="ce19"/>
          <table:table-cell office:value-type="string" table:style-name="ce4">
            <text:p>BILLED</text:p>
          </table:table-cell>
          <table:table-cell office:value-type="string" office:string-value="---" table:formula="of:=IF(AND([.F2842] &lt;&gt; &quot;&quot;;[.G2842] &lt;&gt; &quot;&quot;);([.G2842]-[.F28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2]" table:style-name="ce17">
            <text:p>933</text:p>
          </table:table-cell>
          <table:table-cell table:style-name="ce19"/>
          <table:table-cell office:value-type="string" table:style-name="ce4">
            <text:p>BILLED</text:p>
          </table:table-cell>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7]" table:style-name="ce17">
            <text:p>933</text:p>
          </table:table-cell>
          <table:table-cell table:style-name="ce19"/>
          <table:table-cell table:style-name="ce4"/>
          <table:table-cell office:value-type="string" office:string-value="---" table:formula="of:=IF(AND([.F2848] &lt;&gt; &quot;&quot;;[.G2848] &lt;&gt; &quot;&quot;);([.G2848]-[.F28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8]" table:style-name="ce17">
            <text:p>933</text:p>
          </table:table-cell>
          <table:table-cell table:style-name="ce19"/>
          <table:table-cell table:style-name="ce4"/>
          <table:table-cell office:value-type="string" office:string-value="---" table:formula="of:=IF(AND([.F2849] &lt;&gt; &quot;&quot;;[.G2849] &lt;&gt; &quot;&quot;);([.G2849]-[.F28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9]" table:style-name="ce17">
            <text:p>933</text:p>
          </table:table-cell>
          <table:table-cell office:value-type="float" office:value="0" table:formula="of:=COM.MICROSOFT.CEILING([.C2850];0.25)" table:style-name="ce19">
            <text:p>0.000</text:p>
          </table:table-cell>
          <table:table-cell office:value-type="float" office:value="0" table:formula="of:=SUM([.D2850:.D2878])" table:style-name="ce4">
            <text:p>0.000</text:p>
          </table:table-cell>
          <table:table-cell office:value-type="string" office:string-value="---" table:formula="of:=IF(AND([.F2850] &lt;&gt; &quot;&quot;;[.G2850] &lt;&gt; &quot;&quot;);([.G2850]-[.F2850])*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0]" table:style-name="ce17">
            <text:p>933</text:p>
          </table:table-cell>
          <table:table-cell table:style-name="ce19"/>
          <table:table-cell office:value-type="string" table:style-name="ce4">
            <text:p>BILLED</text:p>
          </table:table-cell>
          <table:table-cell office:value-type="string" office:string-value="---" table:formula="of:=IF(AND([.F2851] &lt;&gt; &quot;&quot;;[.G2851] &lt;&gt; &quot;&quot;);([.G2851]-[.F285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1]" table:style-name="ce17">
            <text:p>933</text:p>
          </table:table-cell>
          <table:table-cell table:style-name="ce19"/>
          <table:table-cell office:value-type="string" table:style-name="ce4">
            <text:p>BILLED</text:p>
          </table:table-cell>
          <table:table-cell office:value-type="string" office:string-value="---" table:formula="of:=IF(AND([.F2852] &lt;&gt; &quot;&quot;;[.G2852] &lt;&gt; &quot;&quot;);([.G2852]-[.F285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2]" table:style-name="ce17">
            <text:p>933</text:p>
          </table:table-cell>
          <table:table-cell table:style-name="ce19"/>
          <table:table-cell office:value-type="string" table:style-name="ce4">
            <text:p>BILLED</text:p>
          </table:table-cell>
          <table:table-cell office:value-type="string" office:string-value="---" table:formula="of:=IF(AND([.F2853] &lt;&gt; &quot;&quot;;[.G2853] &lt;&gt; &quot;&quot;);([.G2853]-[.F285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3]" table:style-name="ce17">
            <text:p>933</text:p>
          </table:table-cell>
          <table:table-cell table:style-name="ce11"/>
          <table:table-cell office:value-type="string" table:style-name="ce4">
            <text:p>BILLED</text:p>
          </table:table-cell>
          <table:table-cell office:value-type="string" office:string-value="---" table:formula="of:=IF(AND([.F2854] &lt;&gt; &quot;&quot;;[.G2854] &lt;&gt; &quot;&quot;);([.G2854]-[.F2854])*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4]" table:style-name="ce17">
            <text:p>933</text:p>
          </table:table-cell>
          <table:table-cell table:style-name="ce11"/>
          <table:table-cell office:value-type="string" table:style-name="ce4">
            <text:p>BILLED</text:p>
          </table:table-cell>
          <table:table-cell office:value-type="string" office:string-value="---" table:formula="of:=IF(AND([.F2855] &lt;&gt; &quot;&quot;;[.G2855] &lt;&gt; &quot;&quot;);([.G2855]-[.F2855])*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5]" table:style-name="ce17">
            <text:p>933</text:p>
          </table:table-cell>
          <table:table-cell office:value-type="string" table:style-name="ce11">
            <text:p>walk</text:p>
          </table:table-cell>
          <table:table-cell office:value-type="string" table:style-name="ce4">
            <text:p>BILLED</text:p>
          </table:table-cell>
          <table:table-cell office:value-type="string" office:string-value="---" table:formula="of:=IF(AND([.F2856] &lt;&gt; &quot;&quot;;[.G2856] &lt;&gt; &quot;&quot;);([.G2856]-[.F2856])*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6]" table:style-name="ce17">
            <text:p>933</text:p>
          </table:table-cell>
          <table:table-cell table:style-name="ce11"/>
          <table:table-cell office:value-type="string" table:style-name="ce4">
            <text:p>BILLED</text:p>
          </table:table-cell>
          <table:table-cell office:value-type="string" office:string-value="---" table:formula="of:=IF(AND([.F2857] &lt;&gt; &quot;&quot;;[.G2857] &lt;&gt; &quot;&quot;);([.G2857]-[.F2857])*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7]" table:style-name="ce17">
            <text:p>933</text:p>
          </table:table-cell>
          <table:table-cell table:style-name="ce19"/>
          <table:table-cell office:value-type="string" table:style-name="ce4">
            <text:p>BILLED</text:p>
          </table:table-cell>
          <table:table-cell office:value-type="string" office:string-value="---" table:formula="of:=IF(AND([.F2858] &lt;&gt; &quot;&quot;;[.G2858] &lt;&gt; &quot;&quot;);([.G2858]-[.F28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8]" table:style-name="ce17">
            <text:p>933</text:p>
          </table:table-cell>
          <table:table-cell table:style-name="ce4"/>
          <table:table-cell office:value-type="string" table:style-name="ce4">
            <text:p>BILLED</text:p>
          </table:table-cell>
          <table:table-cell office:value-type="string" office:string-value="---" table:formula="of:=IF(AND([.F2859] &lt;&gt; &quot;&quot;;[.G2859] &lt;&gt; &quot;&quot;);([.G2859]-[.F28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9]" table:style-name="ce17">
            <text:p>933</text:p>
          </table:table-cell>
          <table:table-cell office:value-type="string" table:style-name="ce4">
            <text:p>walk</text:p>
          </table:table-cell>
          <table:table-cell office:value-type="string" table:style-name="ce4">
            <text:p>BILLED</text:p>
          </table:table-cell>
          <table:table-cell office:value-type="string" office:string-value="---" table:formula="of:=IF(AND([.F2860] &lt;&gt; &quot;&quot;;[.G2860] &lt;&gt; &quot;&quot;);([.G2860]-[.F28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0]" table:style-name="ce17">
            <text:p>933</text:p>
          </table:table-cell>
          <table:table-cell table:style-name="ce19"/>
          <table:table-cell office:value-type="string" table:style-name="ce4">
            <text:p>BILLED</text:p>
          </table:table-cell>
          <table:table-cell office:value-type="string" office:string-value="---" table:formula="of:=IF(AND([.F2861] &lt;&gt; &quot;&quot;;[.G2861] &lt;&gt; &quot;&quot;);([.G2861]-[.F2861])*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4">
          <table:table-cell office:value-type="float" office:value="933" table:formula="of:=[.A2861]" table:style-name="ce17">
            <text:p>933</text:p>
          </table:table-cell>
          <table:table-cell table:style-name="ce19"/>
          <table:table-cell office:value-type="string" table:style-name="ce4">
            <text:p>BILLED</text:p>
          </table:table-cell>
          <table:table-cell office:value-type="string" office:string-value="---" table:formula="of:=IF(AND([.F2862] &lt;&gt; &quot;&quot;;[.G2862] &lt;&gt; &quot;&quot;);([.G2862]-[.F28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2]" table:style-name="ce17">
            <text:p>933</text:p>
          </table:table-cell>
          <table:table-cell table:style-name="ce19"/>
          <table:table-cell office:value-type="string" table:style-name="ce4">
            <text:p>BILLED</text:p>
          </table:table-cell>
          <table:table-cell office:value-type="string" office:string-value="---" table:formula="of:=IF(AND([.F2863] &lt;&gt; &quot;&quot;;[.G2863] &lt;&gt; &quot;&quot;);([.G2863]-[.F286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3]" table:style-name="ce17">
            <text:p>933</text:p>
          </table:table-cell>
          <table:table-cell table:style-name="ce19"/>
          <table:table-cell office:value-type="string" table:style-name="ce4">
            <text:p>BILLED</text:p>
          </table:table-cell>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4]" table:style-name="ce17">
            <text:p>933</text:p>
          </table:table-cell>
          <table:table-cell table:style-name="ce19"/>
          <table:table-cell office:value-type="string" table:style-name="ce4">
            <text:p>BILLED</text:p>
          </table:table-cell>
          <table:table-cell office:value-type="string" office:string-value="---" table:formula="of:=IF(AND([.F2865] &lt;&gt; &quot;&quot;;[.G2865] &lt;&gt; &quot;&quot;);([.G2865]-[.F286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5]" table:style-name="ce17">
            <text:p>933</text:p>
          </table:table-cell>
          <table:table-cell table:style-name="ce19"/>
          <table:table-cell office:value-type="string" table:style-name="ce4">
            <text:p>BILLED</text:p>
          </table:table-cell>
          <table:table-cell office:value-type="string" office:string-value="---" table:formula="of:=IF(AND([.F2866] &lt;&gt; &quot;&quot;;[.G2866] &lt;&gt; &quot;&quot;);([.G2866]-[.F28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6]" table:style-name="ce17">
            <text:p>933</text:p>
          </table:table-cell>
          <table:table-cell table:style-name="ce4"/>
          <table:table-cell office:value-type="string" table:style-name="ce4">
            <text:p>BILLED</text:p>
          </table:table-cell>
          <table:table-cell office:value-type="string" office:string-value="---" table:formula="of:=IF(AND([.F2867] &lt;&gt; &quot;&quot;;[.G2867] &lt;&gt; &quot;&quot;);([.G2867]-[.F286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7]"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4]"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5]" table:style-name="ce17">
            <text:p>933</text:p>
          </table:table-cell>
          <table:table-cell table:style-name="ce19"/>
          <table:table-cell table:style-name="ce4"/>
          <table:table-cell office:value-type="string" office:string-value="---" table:formula="of:=IF(AND([.F2877] &lt;&gt; &quot;&quot;;[.G2877] &lt;&gt; &quot;&quot;);([.G2877]-[.F28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7]" table:style-name="ce17">
            <text:p>933</text:p>
          </table:table-cell>
          <table:table-cell table:style-name="ce19"/>
          <table:table-cell table:style-name="ce4"/>
          <table:table-cell office:value-type="string" office:string-value="---" table:formula="of:=IF(AND([.F2878] &lt;&gt; &quot;&quot;;[.G2878] &lt;&gt; &quot;&quot;);([.G2878]-[.F287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698" table:style-name="ro15">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15">
          <table:table-cell table:number-columns-repeated="16384"/>
        </table:table-row>
        <table:table-row table:style-name="ro10">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10">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10">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10">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10">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10">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10">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10">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10">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10">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10">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10">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10">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10">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10">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5">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10">
          <table:table-cell table:number-columns-repeated="16384"/>
        </table:table-row>
        <table:table-row table:style-name="ro10">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0">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10">
          <table:table-cell office:value-type="string" table:style-name="ce1">
            <text:p>id: 1, name: Assignee</text:p>
          </table:table-cell>
          <table:table-cell table:number-columns-repeated="16383"/>
        </table:table-row>
        <table:table-row table:style-name="ro10">
          <table:table-cell office:value-type="string" table:style-name="ce1">
            <text:p>id: 4, name: QA Engineer</text:p>
          </table:table-cell>
          <table:table-cell table:number-columns-repeated="16383"/>
        </table:table-row>
        <table:table-row table:style-name="ro10">
          <table:table-cell office:value-type="string" table:style-name="ce1">
            <text:p>id: 6, name: Support Person</text:p>
          </table:table-cell>
          <table:table-cell table:number-columns-repeated="16383"/>
        </table:table-row>
        <table:table-row table:style-name="ro10">
          <table:table-cell office:value-type="string" table:style-name="ce1">
            <text:p>id: 12, name: HTML Coder</text:p>
          </table:table-cell>
          <table:table-cell table:number-columns-repeated="16383"/>
        </table:table-row>
        <table:table-row table:style-name="ro10">
          <table:table-cell office:value-type="string" table:style-name="ce1">
            <text:p>id: 18, name: Solution Owner</text:p>
          </table:table-cell>
          <table:table-cell table:number-columns-repeated="16383"/>
        </table:table-row>
        <table:table-row table:style-name="ro10">
          <table:table-cell office:value-type="string" table:style-name="ce1">
            <text:p>id: 23, name: Account Manager</text:p>
          </table:table-cell>
          <table:table-cell table:number-columns-repeated="16383"/>
        </table:table-row>
        <table:table-row table:style-name="ro10">
          <table:table-cell office:value-type="string" table:style-name="ce1">
            <text:p>id: 27, name: Designer</text:p>
          </table:table-cell>
          <table:table-cell table:number-columns-repeated="16383"/>
        </table:table-row>
        <table:table-row table:style-name="ro10">
          <table:table-cell office:value-type="string" table:style-name="ce1">
            <text:p>id: 28, name: Marketing Developer</text:p>
          </table:table-cell>
          <table:table-cell table:number-columns-repeated="16383"/>
        </table:table-row>
        <table:table-row table:style-name="ro10">
          <table:table-cell office:value-type="string" table:style-name="ce1">
            <text:p>id: 32, name: Administration</text:p>
          </table:table-cell>
          <table:table-cell table:number-columns-repeated="16383"/>
        </table:table-row>
        <table:table-row table:style-name="ro10">
          <table:table-cell office:value-type="string" table:style-name="ce1">
            <text:p>id: 33, name: RESPONSIBLE</text:p>
          </table:table-cell>
          <table:table-cell table:number-columns-repeated="16383"/>
        </table:table-row>
        <table:table-row table:style-name="ro10">
          <table:table-cell office:value-type="string" table:style-name="ce1">
            <text:p>id: 36, name: Mobile Developer</text:p>
          </table:table-cell>
          <table:table-cell table:number-columns-repeated="16383"/>
        </table:table-row>
        <table:table-row table:style-name="ro10">
          <table:table-cell office:value-type="string" table:style-name="ce1">
            <text:p>id: 38, name: DevOps</text:p>
          </table:table-cell>
          <table:table-cell table:number-columns-repeated="16383"/>
        </table:table-row>
        <table:table-row table:style-name="ro10">
          <table:table-cell office:value-type="string" table:style-name="ce1">
            <text:p>id: 43, name: Portfolio Epic Owner</text:p>
          </table:table-cell>
          <table:table-cell table:number-columns-repeated="16383"/>
        </table:table-row>
        <table:table-row table:style-name="ro10">
          <table:table-cell office:value-type="string" table:style-name="ce1">
            <text:p>id: 44, name: Release Train Engineer</text:p>
          </table:table-cell>
          <table:table-cell table:number-columns-repeated="16383"/>
        </table:table-row>
        <table:table-row table:style-name="ro10">
          <table:table-cell office:value-type="string" table:style-name="ce1">
            <text:p>id: 45, name: Product Owner</text:p>
          </table:table-cell>
          <table:table-cell table:number-columns-repeated="16383"/>
        </table:table-row>
        <table:table-row table:style-name="ro10">
          <table:table-cell office:value-type="string" table:style-name="ce1">
            <text:p>id: 47, name: Solution Train Engineer</text:p>
          </table:table-cell>
          <table:table-cell table:number-columns-repeated="16383"/>
        </table:table-row>
        <table:table-row table:style-name="ro10">
          <table:table-cell office:value-type="string" table:style-name="ce1">
            <text:p>id: 48, name: Value Stream Manager</text:p>
          </table:table-cell>
          <table:table-cell table:number-columns-repeated="16383"/>
        </table:table-row>
        <table:table-row table:style-name="ro10">
          <table:table-cell office:value-type="string" table:style-name="ce1">
            <text:p>id: 49, name: Product Manager</text:p>
          </table:table-cell>
          <table:table-cell table:number-columns-repeated="16383"/>
        </table:table-row>
        <table:table-row table:style-name="ro10">
          <table:table-cell office:value-type="string" table:style-name="ce1">
            <text:p>id: 50, name: Key Stakeholder</text:p>
          </table:table-cell>
          <table:table-cell table:number-columns-repeated="16383"/>
        </table:table-row>
        <table:table-row table:style-name="ro10">
          <table:table-cell office:value-type="string" table:style-name="ce1">
            <text:p>id: 51, name: Pairing Partner</text:p>
          </table:table-cell>
          <table:table-cell table:number-columns-repeated="16383"/>
        </table:table-row>
        <table:table-row table:style-name="ro10">
          <table:table-cell office:value-type="string" table:style-name="ce1">
            <text:p>id: 52, name: Approver</text:p>
          </table:table-cell>
          <table:table-cell table:number-columns-repeated="16383"/>
        </table:table-row>
        <table:table-row table:style-name="ro10">
          <table:table-cell office:value-type="string" table:style-name="ce1">
            <text:p>id: 53, name: Epic Owner</text:p>
          </table:table-cell>
          <table:table-cell table:number-columns-repeated="16383"/>
        </table:table-row>
        <table:table-row table:style-name="ro10">
          <table:table-cell office:value-type="string" table:style-name="ce1">
            <text:p>id: 54, name: Engineering Contact</text:p>
          </table:table-cell>
          <table:table-cell table:number-columns-repeated="16383"/>
        </table:table-row>
        <table:table-row table:style-name="ro10">
          <table:table-cell office:value-type="string" table:style-name="ce1">
            <text:p>id: 55, name: Initiative Owner</text:p>
          </table:table-cell>
          <table:table-cell table:number-columns-repeated="16383"/>
        </table:table-row>
        <table:table-row table:style-name="ro10">
          <table:table-cell office:value-type="string" table:style-name="ce1">
            <text:p>id: 56, name: ACCOUNTABLE</text:p>
          </table:table-cell>
          <table:table-cell table:number-columns-repeated="16383"/>
        </table:table-row>
        <table:table-row table:style-name="ro10">
          <table:table-cell office:value-type="string" table:style-name="ce1">
            <text:p>id: 57, name: Management Team</text:p>
          </table:table-cell>
          <table:table-cell table:number-columns-repeated="16383"/>
        </table:table-row>
        <table:table-row table:style-name="ro10">
          <table:table-cell office:value-type="string" table:style-name="ce1">
            <text:p>id: 58, name: Project Management</text:p>
          </table:table-cell>
          <table:table-cell table:number-columns-repeated="16383"/>
        </table:table-row>
        <table:table-row table:style-name="ro10">
          <table:table-cell office:value-type="string" table:style-name="ce1">
            <text:p>id: 59, name: Business Analysts</text:p>
          </table:table-cell>
          <table:table-cell table:number-columns-repeated="16383"/>
        </table:table-row>
        <table:table-row table:style-name="ro10">
          <table:table-cell office:value-type="string" table:style-name="ce1">
            <text:p>id: 60, name: Scrum Masters</text:p>
          </table:table-cell>
          <table:table-cell table:number-columns-repeated="16383"/>
        </table:table-row>
        <table:table-row table:style-name="ro10">
          <table:table-cell office:value-type="string" table:style-name="ce1">
            <text:p>id: 61, name: Leaders</text:p>
          </table:table-cell>
          <table:table-cell table:number-columns-repeated="16383"/>
        </table:table-row>
        <table:table-row table:style-name="ro10">
          <table:table-cell office:value-type="string" table:style-name="ce1">
            <text:p>id: 62, name: Director/MD</text:p>
          </table:table-cell>
          <table:table-cell table:number-columns-repeated="16383"/>
        </table:table-row>
        <table:table-row table:style-name="ro10">
          <table:table-cell office:value-type="string" table:style-name="ce1">
            <text:p>id: 63, name: VP/SVP</text:p>
          </table:table-cell>
          <table:table-cell table:number-columns-repeated="16383"/>
        </table:table-row>
        <table:table-row table:style-name="ro10">
          <table:table-cell office:value-type="string" table:style-name="ce1">
            <text:p>id: 64, name: Strategists</text:p>
          </table:table-cell>
          <table:table-cell table:number-columns-repeated="16383"/>
        </table:table-row>
        <table:table-row table:style-name="ro10">
          <table:table-cell office:value-type="string" table:style-name="ce1">
            <text:p>id: 65, name: Designers</text:p>
          </table:table-cell>
          <table:table-cell table:number-columns-repeated="16383"/>
        </table:table-row>
        <table:table-row table:style-name="ro10">
          <table:table-cell office:value-type="string" table:style-name="ce1">
            <text:p>id: 66, name: Product Managers</text:p>
          </table:table-cell>
          <table:table-cell table:number-columns-repeated="16383"/>
        </table:table-row>
        <table:table-row table:style-name="ro10">
          <table:table-cell office:value-type="string" table:style-name="ce1">
            <text:p>id: 67, name: Architects</text:p>
          </table:table-cell>
          <table:table-cell table:number-columns-repeated="16383"/>
        </table:table-row>
        <table:table-row table:style-name="ro10">
          <table:table-cell office:value-type="string" table:style-name="ce1">
            <text:p>id: 68, name: Data Scientists</text:p>
          </table:table-cell>
          <table:table-cell table:number-columns-repeated="16383"/>
        </table:table-row>
        <table:table-row table:style-name="ro10">
          <table:table-cell office:value-type="string" table:style-name="ce1">
            <text:p>id: 69, name: Support</text:p>
          </table:table-cell>
          <table:table-cell table:number-columns-repeated="16383"/>
        </table:table-row>
        <table:table-row table:style-name="ro10">
          <table:table-cell office:value-type="string" table:style-name="ce1">
            <text:p>id: 70, name: Developers</text:p>
          </table:table-cell>
          <table:table-cell table:number-columns-repeated="16383"/>
        </table:table-row>
        <table:table-row table:style-name="ro10">
          <table:table-cell office:value-type="string" table:style-name="ce1">
            <text:p>id: 71, name: Engineers</text:p>
          </table:table-cell>
          <table:table-cell table:number-columns-repeated="16383"/>
        </table:table-row>
        <table:table-row table:style-name="ro10">
          <table:table-cell office:value-type="string" table:style-name="ce1">
            <text:p>id: 72, name: Cybersecurity</text:p>
          </table:table-cell>
          <table:table-cell table:number-columns-repeated="16383"/>
        </table:table-row>
        <table:table-row table:style-name="ro10">
          <table:table-cell office:value-type="string" table:style-name="ce1">
            <text:p>id: 73, name: Operations</text:p>
          </table:table-cell>
          <table:table-cell table:number-columns-repeated="16383"/>
        </table:table-row>
        <table:table-row table:style-name="ro10">
          <table:table-cell office:value-type="string" table:style-name="ce1">
            <text:p>id: 74, name: QA Testers</text:p>
          </table:table-cell>
          <table:table-cell table:number-columns-repeated="16383"/>
        </table:table-row>
        <table:table-row table:style-name="ro10">
          <table:table-cell office:value-type="string" table:style-name="ce1">
            <text:p>id: 75, name: Assistants</text:p>
          </table:table-cell>
          <table:table-cell table:number-columns-repeated="16383"/>
        </table:table-row>
        <table:table-row table:style-name="ro10">
          <table:table-cell office:value-type="string" table:style-name="ce1">
            <text:p>id: 76, name: NA</text:p>
          </table:table-cell>
          <table:table-cell table:number-columns-repeated="16383"/>
        </table:table-row>
        <table:table-row table:style-name="ro10">
          <table:table-cell office:value-type="string" table:style-name="ce1">
            <text:p>id: 77, name: Workforce Strategy</text:p>
          </table:table-cell>
          <table:table-cell table:number-columns-repeated="16383"/>
        </table:table-row>
        <table:table-row table:style-name="ro10">
          <table:table-cell office:value-type="string" table:style-name="ce1">
            <text:p>id: 78, name: Solution Architect</text:p>
          </table:table-cell>
          <table:table-cell table:number-columns-repeated="16383"/>
        </table:table-row>
        <table:table-row table:style-name="ro10">
          <table:table-cell office:value-type="string" table:style-name="ce1">
            <text:p>id: 79, name: Domain EA</text:p>
          </table:table-cell>
          <table:table-cell table:number-columns-repeated="16383"/>
        </table:table-row>
        <table:table-row table:style-name="ro10">
          <table:table-cell office:value-type="string" table:style-name="ce1">
            <text:p>id: 80, name: Accountable Architect</text:p>
          </table:table-cell>
          <table:table-cell table:number-columns-repeated="16383"/>
        </table:table-row>
        <table:table-row table:style-name="ro10">
          <table:table-cell office:value-type="string" table:style-name="ce1">
            <text:p>id: 81, name: TAC Lead</text:p>
          </table:table-cell>
          <table:table-cell table:number-columns-repeated="16383"/>
        </table:table-row>
        <table:table-row table:style-name="ro10">
          <table:table-cell office:value-type="string" table:style-name="ce1">
            <text:p>id: 82, name: Supporting Architect</text:p>
          </table:table-cell>
          <table:table-cell table:number-columns-repeated="16383"/>
        </table:table-row>
        <table:table-row table:style-name="ro10">
          <table:table-cell office:value-type="string" table:style-name="ce1">
            <text:p>id: 83, name: Technology Project Manager</text:p>
          </table:table-cell>
          <table:table-cell table:number-columns-repeated="16383"/>
        </table:table-row>
        <table:table-row table:style-name="ro10">
          <table:table-cell office:value-type="string" table:style-name="ce1">
            <text:p>id: 84, name: Technology Manager</text:p>
          </table:table-cell>
          <table:table-cell table:number-columns-repeated="16383"/>
        </table:table-row>
        <table:table-row table:style-name="ro10">
          <table:table-cell office:value-type="string" table:style-name="ce1">
            <text:p>id: 85, name: Technology Director</text:p>
          </table:table-cell>
          <table:table-cell table:number-columns-repeated="16383"/>
        </table:table-row>
        <table:table-row table:style-name="ro10">
          <table:table-cell office:value-type="string" table:style-name="ce1">
            <text:p>id: 86, name: Voter</text:p>
          </table:table-cell>
          <table:table-cell table:number-columns-repeated="16383"/>
        </table:table-row>
        <table:table-row table:style-name="ro10">
          <table:table-cell office:value-type="string" table:style-name="ce1">
            <text:p>id: 87, name: VP Voter</text:p>
          </table:table-cell>
          <table:table-cell table:number-columns-repeated="16383"/>
        </table:table-row>
        <table:table-row table:style-name="ro10">
          <table:table-cell office:value-type="string" table:style-name="ce1">
            <text:p>id: 88, name: CIO Voter</text:p>
          </table:table-cell>
          <table:table-cell table:number-columns-repeated="16383"/>
        </table:table-row>
        <table:table-row table:style-name="ro10">
          <table:table-cell office:value-type="string" table:style-name="ce1">
            <text:p>id: 89, name: Architecture Practice</text:p>
          </table:table-cell>
          <table:table-cell table:number-columns-repeated="16383"/>
        </table:table-row>
        <table:table-row table:style-name="ro10">
          <table:table-cell office:value-type="string" table:style-name="ce1">
            <text:p>id: 91, name: Architecture Leader</text:p>
          </table:table-cell>
          <table:table-cell table:number-columns-repeated="16383"/>
        </table:table-row>
        <table:table-row table:style-name="ro10">
          <table:table-cell office:value-type="string" table:style-name="ce1">
            <text:p>id: 93, name: Product Owner/Product Manager</text:p>
          </table:table-cell>
          <table:table-cell table:number-columns-repeated="16383"/>
        </table:table-row>
        <table:table-row table:style-name="ro10">
          <table:table-cell office:value-type="string" table:style-name="ce1">
            <text:p>id: 94, name: OCIO Planner</text:p>
          </table:table-cell>
          <table:table-cell table:number-columns-repeated="16383"/>
        </table:table-row>
        <table:table-row table:style-name="ro10">
          <table:table-cell office:value-type="string" table:style-name="ce1">
            <text:p>id: 95, name: Tech Lead/Scrum Master</text:p>
          </table:table-cell>
          <table:table-cell table:number-columns-repeated="16383"/>
        </table:table-row>
        <table:table-row table:style-name="ro10">
          <table:table-cell office:value-type="string" table:style-name="ce1">
            <text:p>id: 96, name: Initiative/Epic Owner</text:p>
          </table:table-cell>
          <table:table-cell table:number-columns-repeated="16383"/>
        </table:table-row>
        <table:table-row table:style-name="ro10">
          <table:table-cell office:value-type="string" table:style-name="ce1">
            <text:p>id: 97, name: RTE</text:p>
          </table:table-cell>
          <table:table-cell table:number-columns-repeated="16383"/>
        </table:table-row>
        <table:table-row table:style-name="ro10">
          <table:table-cell office:value-type="string" table:style-name="ce1">
            <text:p>id: 98, name: Tech Leader</text:p>
          </table:table-cell>
          <table:table-cell table:number-columns-repeated="16383"/>
        </table:table-row>
        <table:table-row table:style-name="ro10">
          <table:table-cell office:value-type="string" table:style-name="ce1">
            <text:p>id: 99, name: VMO</text:p>
          </table:table-cell>
          <table:table-cell table:number-columns-repeated="16383"/>
        </table:table-row>
        <table:table-row table:style-name="ro10">
          <table:table-cell office:value-type="string" table:style-name="ce1">
            <text:p>id: 100, name: Identified By</text:p>
          </table:table-cell>
          <table:table-cell table:number-columns-repeated="16383"/>
        </table:table-row>
        <table:table-row table:style-name="ro10">
          <table:table-cell office:value-type="string" table:style-name="ce1">
            <text:p>id: 101, name: ATP Admin</text:p>
          </table:table-cell>
          <table:table-cell table:number-columns-repeated="16383"/>
        </table:table-row>
        <table:table-row table:style-name="ro10">
          <table:table-cell office:value-type="string" table:style-name="ce1">
            <text:p>id: 103, name: Developer</text:p>
          </table:table-cell>
          <table:table-cell table:number-columns-repeated="16383"/>
        </table:table-row>
        <table:table-row table:style-name="ro10">
          <table:table-cell office:value-type="string" table:style-name="ce1">
            <text:p>id: 104, name: Architecture Leaders</text:p>
          </table:table-cell>
          <table:table-cell table:number-columns-repeated="16383"/>
        </table:table-row>
        <table:table-row table:style-name="ro10">
          <table:table-cell office:value-type="string" table:style-name="ce1">
            <text:p>id: 105, name: View Only</text:p>
          </table:table-cell>
          <table:table-cell table:number-columns-repeated="16383"/>
        </table:table-row>
        <table:table-row table:style-name="ro10">
          <table:table-cell office:value-type="string" table:style-name="ce1">
            <text:p>id: 106, name: Tech FP&amp;A</text:p>
          </table:table-cell>
          <table:table-cell table:number-columns-repeated="16383"/>
        </table:table-row>
        <table:table-row table:style-name="ro10">
          <table:table-cell office:value-type="string" table:style-name="ce1">
            <text:p><text:s text:c="8"/></text:p>
          </table:table-cell>
          <table:table-cell table:number-columns-repeated="16383"/>
        </table:table-row>
        <table:table-row table:number-rows-repeated="1048503" table:style-name="ro15">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10">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10">
          <table:table-cell/>
          <table:table-cell office:value-type="date" office:date-value="2025-09-05T06:30:00" table:style-name="ce51">
            <text:p>5-Sep-25 6:30:00 AM</text:p>
          </table:table-cell>
          <table:table-cell office:value-type="date" office:date-value="2025-09-17T11:46:31" table:formula="of:=NOW()" table:style-name="ce51">
            <text:p>17-Sep-25 11:46:32 AM</text:p>
          </table:table-cell>
          <table:table-cell office:value-type="date" office:date-value="1900-01-12T05:16:31" table:formula="of:=[.C2]-[.B2]" table:style-name="ce52">
            <text:p>12 05:16:32</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7T17:46:32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